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va Mono1" svg:font-family="'Nova Mono'" style:font-family-generic="system" style:font-pitch="variable"/>
    <style:font-face style:name="Roboto1" svg:font-family="Roboto" style:font-family-generic="system" style:font-pitch="variable"/>
  </office:font-face-decls>
  <office:automatic-styles>
    <style:style style:name="P1" style:family="paragraph" style:parent-style-name="normal">
      <style:paragraph-properties fo:line-height="100%"/>
    </style:style>
    <style:style style:name="P2" style:family="paragraph" style:parent-style-name="normal">
      <style:paragraph-properties fo:line-height="100%"/>
      <style:text-properties style:font-name="Roboto" fo:font-size="18pt" fo:background-color="#ffffff" style:font-name-asian="Roboto1" style:font-size-asian="18pt" style:font-name-complex="Roboto1" style:font-size-complex="18pt"/>
    </style:style>
    <style:style style:name="P3" style:family="paragraph" style:parent-style-name="normal">
      <style:paragraph-properties fo:line-height="100%"/>
      <style:text-properties fo:color="#303030" style:font-name="Roboto" fo:font-size="18pt" style:font-name-asian="Roboto1" style:font-size-asian="18pt" style:font-name-complex="Roboto1" style:font-size-complex="18pt"/>
    </style:style>
    <style:style style:name="P4" style:family="paragraph" style:parent-style-name="normal">
      <style:paragraph-properties fo:line-height="100%"/>
      <style:text-properties fo:color="#ff0000" fo:font-size="18pt" fo:font-weight="normal" officeooo:rsid="000563ea" officeooo:paragraph-rsid="000563ea" style:font-size-asian="18pt" style:font-weight-asian="normal" style:font-size-complex="18pt" style:font-weight-complex="normal"/>
    </style:style>
    <style:style style:name="P5" style:family="paragraph" style:parent-style-name="normal">
      <style:paragraph-properties fo:line-height="100%"/>
      <style:text-properties fo:color="#ff0000" style:font-name="Roboto" fo:font-size="18pt" fo:font-weight="normal" fo:background-color="#ffffff" style:font-name-asian="Roboto1" style:font-size-asian="18pt" style:font-weight-asian="normal" style:font-name-complex="Roboto1" style:font-size-complex="18pt" style:font-weight-complex="normal"/>
    </style:style>
    <style:style style:name="P6" style:family="paragraph" style:parent-style-name="normal">
      <style:paragraph-properties fo:line-height="100%"/>
      <style:text-properties fo:color="#00a933" style:font-name="Roboto" fo:font-size="18pt" fo:font-weight="bold" officeooo:rsid="000c637b" officeooo:paragraph-rsid="000c637b" style:font-name-asian="Roboto1" style:font-size-asian="18pt" style:font-weight-asian="bold" style:font-name-complex="Roboto1" style:font-size-complex="18pt" style:font-weight-complex="bold"/>
    </style:style>
    <style:style style:name="P7" style:family="paragraph" style:parent-style-name="normal" style:master-page-name="Standard">
      <style:paragraph-properties fo:line-height="100%" style:page-number="1"/>
      <style:text-properties fo:color="#a7074b" style:font-name="Roboto" fo:font-size="20pt" fo:font-weight="bold" style:font-name-asian="Roboto1" style:font-size-asian="20pt" style:font-weight-asian="bold" style:font-name-complex="Roboto1" style:font-size-complex="20pt"/>
    </style:style>
    <style:style style:name="P8" style:family="paragraph" style:parent-style-name="normal">
      <style:paragraph-properties fo:line-height="100%"/>
      <style:text-properties style:font-name="Roboto" fo:font-size="18pt" style:font-name-asian="Roboto1" style:font-size-asian="18pt" style:font-name-complex="Roboto1" style:font-size-complex="18pt"/>
    </style:style>
    <style:style style:name="P9" style:family="paragraph" style:parent-style-name="normal">
      <style:paragraph-properties fo:line-height="100%"/>
      <style:text-properties style:font-name="Roboto" fo:font-size="18pt" fo:background-color="#ffffff" style:font-name-asian="Roboto1" style:font-size-asian="18pt" style:font-name-complex="Roboto1" style:font-size-complex="18pt"/>
    </style:style>
    <style:style style:name="P10" style:family="paragraph" style:parent-style-name="normal">
      <style:paragraph-properties fo:line-height="100%"/>
      <style:text-properties style:font-name="Roboto" fo:font-size="14pt" fo:background-color="#ffffff" style:font-name-asian="Roboto1" style:font-size-asian="14pt" style:font-name-complex="Roboto1" style:font-size-complex="14pt"/>
    </style:style>
    <style:style style:name="P11" style:family="paragraph" style:parent-style-name="normal">
      <style:paragraph-properties fo:line-height="100%"/>
      <style:text-properties style:font-name="Nova Mono" fo:font-size="14pt" fo:background-color="#ffffff" style:font-name-asian="Nova Mono1" style:font-size-asian="14pt" style:font-name-complex="Nova Mono1" style:font-size-complex="14pt"/>
    </style:style>
    <style:style style:name="P12" style:family="paragraph" style:parent-style-name="normal">
      <style:paragraph-properties fo:line-height="100%"/>
      <style:text-properties fo:color="#069a2e" style:font-name="Roboto" fo:font-size="18pt" fo:font-weight="bold" officeooo:rsid="0004e458" officeooo:paragraph-rsid="0004e458" fo:background-color="#ffffff" style:font-name-asian="Roboto1" style:font-size-asian="18pt" style:font-weight-asian="bold" style:font-name-complex="Roboto1" style:font-size-complex="18pt" style:font-weight-complex="bold"/>
    </style:style>
    <style:style style:name="P13" style:family="paragraph" style:parent-style-name="normal">
      <style:paragraph-properties fo:line-height="100%"/>
      <style:text-properties fo:color="#069a2e" style:font-name="Roboto" fo:font-size="18pt" fo:font-weight="bold" officeooo:rsid="0004e458" officeooo:paragraph-rsid="000563ea" fo:background-color="#ffffff" style:font-name-asian="Roboto1" style:font-size-asian="18pt" style:font-weight-asian="bold" style:font-name-complex="Roboto1" style:font-size-complex="18pt" style:font-weight-complex="bold"/>
    </style:style>
    <style:style style:name="P14" style:family="paragraph" style:parent-style-name="normal">
      <style:paragraph-properties fo:line-height="100%"/>
      <style:text-properties fo:color="#ff0000" style:font-name="Roboto" fo:font-size="18pt" fo:font-weight="normal" officeooo:rsid="0008d0a6" officeooo:paragraph-rsid="0008d0a6" fo:background-color="#ffffff" style:font-name-asian="Roboto1" style:font-size-asian="18pt" style:font-weight-asian="normal" style:font-name-complex="Roboto1" style:font-size-complex="18pt" style:font-weight-complex="normal"/>
    </style:style>
    <style:style style:name="P15" style:family="paragraph" style:parent-style-name="normal">
      <style:paragraph-properties fo:line-height="100%"/>
      <style:text-properties fo:color="#ff0000" style:font-name="Roboto" fo:font-size="18pt" fo:font-weight="normal" officeooo:rsid="0006dc7c" officeooo:paragraph-rsid="0006dc7c" fo:background-color="transparent" style:font-name-asian="Roboto1" style:font-size-asian="18pt" style:font-weight-asian="normal" style:font-name-complex="Roboto1" style:font-size-complex="18pt" style:font-weight-complex="normal"/>
    </style:style>
    <style:style style:name="P16" style:family="paragraph" style:parent-style-name="normal">
      <style:paragraph-properties fo:line-height="100%"/>
      <style:text-properties fo:color="#ff0000" style:font-name="Roboto" fo:font-size="18pt" fo:font-weight="normal" style:font-name-asian="Roboto1" style:font-size-asian="18pt" style:font-weight-asian="normal" style:font-name-complex="Roboto1" style:font-size-complex="18pt" style:font-weight-complex="normal"/>
    </style:style>
    <style:style style:name="P17" style:family="paragraph" style:parent-style-name="normal">
      <style:paragraph-properties fo:line-height="100%"/>
      <style:text-properties fo:color="#ff0000" style:font-name="Nova Mono" fo:font-size="18pt" fo:font-weight="normal" officeooo:rsid="000563ea" officeooo:paragraph-rsid="000563ea" fo:background-color="#ffffff" style:font-name-asian="Nova Mono1" style:font-size-asian="18pt" style:font-weight-asian="normal" style:font-name-complex="Nova Mono1" style:font-size-complex="18pt" style:font-weight-complex="normal"/>
    </style:style>
    <style:style style:name="P18" style:family="paragraph" style:parent-style-name="normal">
      <style:paragraph-properties fo:line-height="100%"/>
      <style:text-properties fo:color="#a7074b" style:font-name="Roboto" fo:font-size="20pt" fo:font-weight="bold" style:font-name-asian="Roboto1" style:font-size-asian="20pt" style:font-weight-asian="bold" style:font-name-complex="Roboto1" style:font-size-complex="20pt"/>
    </style:style>
    <style:style style:name="P19" style:family="paragraph" style:parent-style-name="normal">
      <style:paragraph-properties fo:line-height="100%"/>
      <style:text-properties fo:color="#a7074b" style:font-name="Roboto" fo:font-size="20pt" fo:font-weight="bold" officeooo:paragraph-rsid="0008d0a6" fo:background-color="#ffffff" style:font-name-asian="Roboto1" style:font-size-asian="20pt" style:font-weight-asian="bold" style:font-name-complex="Roboto1" style:font-size-complex="20pt"/>
    </style:style>
    <style:style style:name="P20" style:family="paragraph" style:parent-style-name="normal">
      <style:paragraph-properties fo:line-height="100%"/>
      <style:text-properties fo:color="#303030" style:font-name="Roboto" fo:font-size="18pt" style:font-name-asian="Roboto1" style:font-size-asian="18pt" style:font-name-complex="Roboto1" style:font-size-complex="18pt"/>
    </style:style>
    <style:style style:name="P21" style:family="paragraph" style:parent-style-name="normal">
      <style:paragraph-properties fo:line-height="100%"/>
      <style:text-properties fo:color="#303030" style:font-name="Roboto" fo:font-size="12pt" fo:background-color="#ffffff" style:font-name-asian="Roboto1" style:font-size-asian="12pt" style:font-name-complex="Roboto1" style:font-size-complex="12pt"/>
    </style:style>
    <style:style style:name="P22" style:family="paragraph" style:parent-style-name="normal">
      <style:paragraph-properties fo:line-height="100%"/>
      <style:text-properties fo:color="#303030" style:font-name="Nova Mono" fo:font-size="14pt" fo:font-weight="bold" officeooo:rsid="000563ea" officeooo:paragraph-rsid="000563ea" fo:background-color="#ffffff" style:font-name-asian="Nova Mono1" style:font-size-asian="14pt" style:font-weight-asian="bold" style:font-name-complex="Nova Mono1" style:font-size-complex="14pt" style:font-weight-complex="bold"/>
    </style:style>
    <style:style style:name="P23" style:family="paragraph" style:parent-style-name="normal">
      <style:paragraph-properties fo:line-height="100%"/>
      <style:text-properties fo:color="#303030" style:font-name="Nova Mono" fo:font-size="18pt" style:font-name-asian="Nova Mono1" style:font-size-asian="18pt" style:font-name-complex="Nova Mono1" style:font-size-complex="18pt"/>
    </style:style>
    <style:style style:name="P24" style:family="paragraph" style:parent-style-name="normal">
      <style:paragraph-properties fo:line-height="100%"/>
      <style:text-properties fo:color="#00a933" style:font-name="Roboto" fo:font-size="18pt" fo:font-weight="bold" officeooo:rsid="0004e458" officeooo:paragraph-rsid="000563ea" fo:background-color="#ffffff" style:font-name-asian="Roboto1" style:font-size-asian="18pt" style:font-weight-asian="bold" style:font-name-complex="Roboto1" style:font-size-complex="18pt" style:font-weight-complex="bold"/>
    </style:style>
    <style:style style:name="P25" style:family="paragraph" style:parent-style-name="normal">
      <style:paragraph-properties fo:line-height="100%"/>
      <style:text-properties fo:color="#00a933" style:font-name="Roboto" fo:font-size="18pt" fo:font-weight="bold" officeooo:rsid="0004e458" officeooo:paragraph-rsid="0006dc7c" fo:background-color="#ffffff" style:font-name-asian="Roboto1" style:font-size-asian="18pt" style:font-weight-asian="bold" style:font-name-complex="Roboto1" style:font-size-complex="18pt" style:font-weight-complex="bold"/>
    </style:style>
    <style:style style:name="P26" style:family="paragraph" style:parent-style-name="normal">
      <style:paragraph-properties fo:line-height="100%"/>
      <style:text-properties fo:color="#00a933" style:font-name="Roboto" fo:font-size="18pt" fo:font-weight="bold" officeooo:rsid="0004e458" officeooo:paragraph-rsid="0008d0a6" fo:background-color="#ffffff" style:font-name-asian="Roboto1" style:font-size-asian="18pt" style:font-weight-asian="bold" style:font-name-complex="Roboto1" style:font-size-complex="18pt" style:font-weight-complex="bold"/>
    </style:style>
    <style:style style:name="P27" style:family="paragraph" style:parent-style-name="normal">
      <style:paragraph-properties fo:line-height="100%"/>
      <style:text-properties fo:color="#00a933" style:font-name="Roboto" fo:font-size="18pt" fo:font-weight="bold" officeooo:rsid="0008d0a6" officeooo:paragraph-rsid="0008d0a6" style:font-name-asian="Roboto1" style:font-size-asian="18pt" style:font-weight-asian="bold" style:font-name-complex="Roboto1" style:font-size-complex="18pt" style:font-weight-complex="bold"/>
    </style:style>
    <style:style style:name="P28" style:family="paragraph" style:parent-style-name="normal">
      <style:paragraph-properties fo:line-height="100%"/>
      <style:text-properties fo:color="#00a933" style:font-name="Roboto" fo:font-size="18pt" fo:font-weight="bold" officeooo:rsid="000b4b72" officeooo:paragraph-rsid="000b4b72" style:font-name-asian="Roboto1" style:font-size-asian="18pt" style:font-weight-asian="bold" style:font-name-complex="Roboto1" style:font-size-complex="18pt"/>
    </style:style>
    <style:style style:name="P29" style:family="paragraph" style:parent-style-name="normal">
      <style:paragraph-properties fo:line-height="100%"/>
      <style:text-properties fo:color="#00a933" style:font-name="Roboto" fo:font-size="18pt" fo:font-weight="bold" officeooo:rsid="000b92ca" officeooo:paragraph-rsid="000b92ca" style:font-name-asian="Roboto1" style:font-size-asian="18pt" style:font-weight-asian="bold" style:font-name-complex="Roboto1" style:font-size-complex="18pt"/>
    </style:style>
    <style:style style:name="P30" style:family="paragraph" style:parent-style-name="normal">
      <style:paragraph-properties fo:line-height="100%"/>
      <style:text-properties fo:color="#00a933" style:font-name="Roboto" fo:font-size="18pt" fo:font-weight="bold" officeooo:rsid="000b92ca" officeooo:paragraph-rsid="000c637b" style:font-name-asian="Roboto1" style:font-size-asian="18pt" style:font-weight-asian="bold" style:font-name-complex="Roboto1" style:font-size-complex="18pt"/>
    </style:style>
    <style:style style:name="P31" style:family="paragraph" style:parent-style-name="normal">
      <style:paragraph-properties fo:line-height="100%"/>
      <style:text-properties fo:color="#2a6099" style:font-name="Roboto" fo:font-size="18pt" fo:font-weight="bold" officeooo:rsid="000563ea" officeooo:paragraph-rsid="000563ea" fo:background-color="#ffffff" style:font-name-asian="Roboto1" style:font-size-asian="18pt" style:font-weight-asian="bold" style:font-name-complex="Roboto1" style:font-size-complex="18pt" style:font-weight-complex="bold"/>
    </style:style>
    <style:style style:name="P32" style:family="paragraph" style:parent-style-name="normal">
      <style:paragraph-properties fo:line-height="100%"/>
      <style:text-properties fo:color="#2a6099" style:font-name="Roboto" fo:font-size="18pt" fo:font-weight="bold" officeooo:rsid="0004e458" officeooo:paragraph-rsid="0006dc7c" fo:background-color="#ffffff" style:font-name-asian="Roboto1" style:font-size-asian="18pt" style:font-weight-asian="bold" style:font-name-complex="Roboto1" style:font-size-complex="18pt" style:font-weight-complex="bold"/>
    </style:style>
    <style:style style:name="P33" style:family="paragraph" style:parent-style-name="normal">
      <style:paragraph-properties fo:line-height="100%"/>
      <style:text-properties fo:color="#2a6099" style:font-name="Roboto" fo:font-size="18pt" fo:font-weight="bold" officeooo:rsid="0008d0a6" officeooo:paragraph-rsid="0008d0a6" style:font-name-asian="Roboto1" style:font-size-asian="18pt" style:font-weight-asian="bold" style:font-name-complex="Roboto1" style:font-size-complex="18pt" style:font-weight-complex="bold"/>
    </style:style>
    <style:style style:name="P34" style:family="paragraph" style:parent-style-name="normal">
      <style:paragraph-properties fo:line-height="100%"/>
      <style:text-properties fo:color="#2a6099" style:font-name="Roboto" fo:font-size="18pt" fo:font-weight="normal" officeooo:rsid="0008d0a6" officeooo:paragraph-rsid="0008d0a6" fo:background-color="#ffffff" style:font-name-asian="Roboto1" style:font-size-asian="18pt" style:font-weight-asian="normal" style:font-name-complex="Roboto1" style:font-size-complex="18pt" style:font-weight-complex="normal"/>
    </style:style>
    <style:style style:name="P35" style:family="paragraph" style:parent-style-name="normal">
      <style:paragraph-properties fo:line-height="100%"/>
      <style:text-properties fo:color="#2a6099" style:font-name="Roboto" fo:font-size="18pt" fo:font-weight="normal" officeooo:rsid="000563ea" officeooo:paragraph-rsid="000563ea" fo:background-color="#ffffff" style:font-name-asian="Roboto1" style:font-size-asian="18pt" style:font-weight-asian="normal" style:font-name-complex="Roboto1" style:font-size-complex="18pt" style:font-weight-complex="normal"/>
    </style:style>
    <style:style style:name="P36" style:family="paragraph" style:parent-style-name="normal">
      <style:paragraph-properties fo:line-height="100%"/>
      <style:text-properties fo:color="#2a6099" style:font-name="Roboto" fo:font-size="18pt" fo:font-weight="normal" officeooo:rsid="0006dc7c" officeooo:paragraph-rsid="0006dc7c" fo:background-color="#ffffff" style:font-name-asian="Roboto1" style:font-size-asian="18pt" style:font-weight-asian="normal" style:font-name-complex="Roboto1" style:font-size-complex="18pt" style:font-weight-complex="normal"/>
    </style:style>
    <style:style style:name="P37" style:family="paragraph" style:parent-style-name="normal">
      <style:paragraph-properties fo:line-height="100%"/>
      <style:text-properties fo:color="#2a6099" style:font-name="Roboto" fo:font-size="18pt" fo:font-weight="normal" officeooo:rsid="0006dc7c" officeooo:paragraph-rsid="0008d0a6" fo:background-color="#ffffff" style:font-name-asian="Roboto1" style:font-size-asian="18pt" style:font-weight-asian="normal" style:font-name-complex="Roboto1" style:font-size-complex="18pt" style:font-weight-complex="normal"/>
    </style:style>
    <style:style style:name="P38" style:family="paragraph" style:parent-style-name="normal">
      <style:paragraph-properties fo:line-height="100%"/>
      <style:text-properties fo:color="#2a6099" style:font-name="Roboto" fo:font-size="18pt" fo:font-weight="normal" officeooo:rsid="000563ea" officeooo:paragraph-rsid="000563ea" fo:background-color="transparent" style:font-name-asian="Roboto1" style:font-size-asian="18pt" style:font-weight-asian="normal" style:font-name-complex="Roboto1" style:font-size-complex="18pt" style:font-weight-complex="normal"/>
    </style:style>
    <style:style style:name="P39" style:family="paragraph" style:parent-style-name="normal">
      <style:paragraph-properties fo:line-height="100%"/>
      <style:text-properties fo:color="#2a6099" style:font-name="Roboto" fo:font-size="18pt" fo:font-weight="normal" officeooo:rsid="000563ea" officeooo:paragraph-rsid="0006dc7c" fo:background-color="transparent" style:font-name-asian="Roboto1" style:font-size-asian="18pt" style:font-weight-asian="normal" style:font-name-complex="Roboto1" style:font-size-complex="18pt" style:font-weight-complex="normal"/>
    </style:style>
    <style:style style:name="P40" style:family="paragraph" style:parent-style-name="normal">
      <style:paragraph-properties fo:line-height="100%"/>
      <style:text-properties fo:color="#2a6099" style:font-name="Roboto" fo:font-size="18pt" fo:font-weight="normal" officeooo:rsid="000563ea" officeooo:paragraph-rsid="0008d0a6" fo:background-color="transparent" style:font-name-asian="Roboto1" style:font-size-asian="18pt" style:font-weight-asian="normal" style:font-name-complex="Roboto1" style:font-size-complex="18pt" style:font-weight-complex="normal"/>
    </style:style>
    <style:style style:name="P41" style:family="paragraph" style:parent-style-name="normal">
      <style:paragraph-properties fo:line-height="100%"/>
      <style:text-properties fo:color="#2a6099" style:font-name="Roboto" fo:font-size="18pt" fo:font-weight="normal" officeooo:rsid="000563ea" officeooo:paragraph-rsid="000a3df4" fo:background-color="transparent" style:font-name-asian="Roboto1" style:font-size-asian="18pt" style:font-weight-asian="normal" style:font-name-complex="Roboto1" style:font-size-complex="18pt" style:font-weight-complex="normal"/>
    </style:style>
    <style:style style:name="P42" style:family="paragraph" style:parent-style-name="normal">
      <style:paragraph-properties fo:line-height="100%"/>
      <style:text-properties fo:color="#2a6099" style:font-name="Roboto" fo:font-size="18pt" fo:font-weight="normal" officeooo:rsid="000563ea" officeooo:paragraph-rsid="000b4b72" fo:background-color="transparent" style:font-name-asian="Roboto1" style:font-size-asian="18pt" style:font-weight-asian="normal" style:font-name-complex="Roboto1" style:font-size-complex="18pt" style:font-weight-complex="normal"/>
    </style:style>
    <style:style style:name="P43" style:family="paragraph" style:parent-style-name="normal">
      <style:paragraph-properties fo:line-height="100%"/>
      <style:text-properties fo:color="#2a6099" style:font-name="Roboto" fo:font-size="18pt" fo:font-weight="normal" officeooo:rsid="000563ea" officeooo:paragraph-rsid="000b92ca" fo:background-color="transparent" style:font-name-asian="Roboto1" style:font-size-asian="18pt" style:font-weight-asian="normal" style:font-name-complex="Roboto1" style:font-size-complex="18pt" style:font-weight-complex="normal"/>
    </style:style>
    <style:style style:name="P44" style:family="paragraph" style:parent-style-name="normal">
      <style:paragraph-properties fo:line-height="100%"/>
      <style:text-properties fo:color="#2a6099" style:font-name="Roboto" fo:font-size="18pt" fo:font-weight="normal" officeooo:rsid="000563ea" officeooo:paragraph-rsid="000c637b" fo:background-color="transparent" style:font-name-asian="Roboto1" style:font-size-asian="18pt" style:font-weight-asian="normal" style:font-name-complex="Roboto1" style:font-size-complex="18pt" style:font-weight-complex="normal"/>
    </style:style>
    <style:style style:name="P45" style:family="paragraph" style:parent-style-name="normal">
      <style:paragraph-properties fo:line-height="100%"/>
      <style:text-properties fo:color="#2a6099" style:font-name="Roboto" fo:font-size="18pt" fo:font-weight="normal" officeooo:rsid="0006dc7c" officeooo:paragraph-rsid="0006dc7c" fo:background-color="transparent" style:font-name-asian="Roboto1" style:font-size-asian="18pt" style:font-weight-asian="normal" style:font-name-complex="Roboto1" style:font-size-complex="18pt" style:font-weight-complex="normal"/>
    </style:style>
    <style:style style:name="P46" style:family="paragraph" style:parent-style-name="normal">
      <style:paragraph-properties fo:line-height="100%"/>
      <style:text-properties fo:color="#2a6099" style:font-name="Roboto" fo:font-size="18pt" fo:font-weight="normal" officeooo:rsid="0006dc7c" officeooo:paragraph-rsid="0008d0a6" fo:background-color="transparent" style:font-name-asian="Roboto1" style:font-size-asian="18pt" style:font-weight-asian="normal" style:font-name-complex="Roboto1" style:font-size-complex="18pt" style:font-weight-complex="normal"/>
    </style:style>
    <style:style style:name="P47" style:family="paragraph" style:parent-style-name="normal">
      <style:paragraph-properties fo:line-height="100%"/>
      <style:text-properties fo:color="#2a6099" style:font-name="Roboto" fo:font-size="18pt" fo:font-weight="normal" officeooo:rsid="0006dc7c" officeooo:paragraph-rsid="000a3df4" fo:background-color="transparent" style:font-name-asian="Roboto1" style:font-size-asian="18pt" style:font-weight-asian="normal" style:font-name-complex="Roboto1" style:font-size-complex="18pt" style:font-weight-complex="normal"/>
    </style:style>
    <style:style style:name="P48" style:family="paragraph" style:parent-style-name="normal">
      <style:paragraph-properties fo:line-height="100%"/>
      <style:text-properties fo:color="#2a6099" style:font-name="Roboto" fo:font-size="18pt" fo:font-weight="normal" officeooo:rsid="0006dc7c" officeooo:paragraph-rsid="000b4b72" fo:background-color="transparent" style:font-name-asian="Roboto1" style:font-size-asian="18pt" style:font-weight-asian="normal" style:font-name-complex="Roboto1" style:font-size-complex="18pt" style:font-weight-complex="normal"/>
    </style:style>
    <style:style style:name="P49" style:family="paragraph" style:parent-style-name="normal">
      <style:paragraph-properties fo:line-height="100%"/>
      <style:text-properties fo:color="#2a6099" style:font-name="Roboto" fo:font-size="18pt" fo:font-weight="normal" officeooo:rsid="0006dc7c" officeooo:paragraph-rsid="000b92ca" fo:background-color="transparent" style:font-name-asian="Roboto1" style:font-size-asian="18pt" style:font-weight-asian="normal" style:font-name-complex="Roboto1" style:font-size-complex="18pt" style:font-weight-complex="normal"/>
    </style:style>
    <style:style style:name="P50" style:family="paragraph" style:parent-style-name="normal">
      <style:paragraph-properties fo:line-height="100%"/>
      <style:text-properties fo:color="#2a6099" style:font-name="Roboto" fo:font-size="18pt" fo:font-weight="normal" officeooo:rsid="0008d0a6" officeooo:paragraph-rsid="0008d0a6" fo:background-color="transparent" style:font-name-asian="Roboto1" style:font-size-asian="18pt" style:font-weight-asian="normal" style:font-name-complex="Roboto1" style:font-size-complex="18pt" style:font-weight-complex="normal"/>
    </style:style>
    <style:style style:name="P51" style:family="paragraph" style:parent-style-name="normal">
      <style:paragraph-properties fo:line-height="100%"/>
      <style:text-properties fo:color="#2a6099" style:font-name="Roboto" fo:font-size="18pt" fo:font-weight="normal" officeooo:rsid="000a3df4" officeooo:paragraph-rsid="000a3df4" fo:background-color="transparent" style:font-name-asian="Roboto1" style:font-size-asian="18pt" style:font-weight-asian="normal" style:font-name-complex="Roboto1" style:font-size-complex="18pt" style:font-weight-complex="normal"/>
    </style:style>
    <style:style style:name="P52" style:family="paragraph" style:parent-style-name="normal">
      <style:paragraph-properties fo:line-height="100%"/>
      <style:text-properties fo:color="#2a6099" style:font-name="Roboto" fo:font-size="18pt" fo:font-weight="normal" officeooo:rsid="000a3df4" officeooo:paragraph-rsid="000b4b72" fo:background-color="transparent" style:font-name-asian="Roboto1" style:font-size-asian="18pt" style:font-weight-asian="normal" style:font-name-complex="Roboto1" style:font-size-complex="18pt" style:font-weight-complex="normal"/>
    </style:style>
    <style:style style:name="P53" style:family="paragraph" style:parent-style-name="normal">
      <style:paragraph-properties fo:line-height="100%"/>
      <style:text-properties fo:color="#2a6099" style:font-name="Roboto" fo:font-size="18pt" fo:font-weight="normal" officeooo:rsid="000a3df4" officeooo:paragraph-rsid="000b92ca" fo:background-color="transparent" style:font-name-asian="Roboto1" style:font-size-asian="18pt" style:font-weight-asian="normal" style:font-name-complex="Roboto1" style:font-size-complex="18pt" style:font-weight-complex="normal"/>
    </style:style>
    <style:style style:name="P54" style:family="paragraph" style:parent-style-name="normal">
      <style:paragraph-properties fo:line-height="100%"/>
      <style:text-properties fo:color="#2a6099" style:font-name="Roboto" fo:font-size="18pt" fo:font-weight="normal" officeooo:rsid="000a3df4" officeooo:paragraph-rsid="000c637b" fo:background-color="transparent" style:font-name-asian="Roboto1" style:font-size-asian="18pt" style:font-weight-asian="normal" style:font-name-complex="Roboto1" style:font-size-complex="18pt" style:font-weight-complex="normal"/>
    </style:style>
    <style:style style:name="P55" style:family="paragraph" style:parent-style-name="normal">
      <style:paragraph-properties fo:line-height="100%"/>
      <style:text-properties fo:color="#2a6099" style:font-name="Roboto" fo:font-size="18pt" fo:font-weight="normal" officeooo:rsid="000b92ca" officeooo:paragraph-rsid="000b92ca" fo:background-color="transparent" style:font-name-asian="Roboto1" style:font-size-asian="18pt" style:font-weight-asian="normal" style:font-name-complex="Roboto1" style:font-size-complex="18pt" style:font-weight-complex="normal"/>
    </style:style>
    <style:style style:name="P56" style:family="paragraph" style:parent-style-name="normal">
      <style:paragraph-properties fo:line-height="100%"/>
      <style:text-properties fo:color="#2a6099" style:font-name="Roboto" fo:font-size="18pt" fo:font-weight="normal" officeooo:rsid="000b92ca" officeooo:paragraph-rsid="000c637b" fo:background-color="transparent" style:font-name-asian="Roboto1" style:font-size-asian="18pt" style:font-weight-asian="normal" style:font-name-complex="Roboto1" style:font-size-complex="18pt" style:font-weight-complex="normal"/>
    </style:style>
    <style:style style:name="P57" style:family="paragraph" style:parent-style-name="normal">
      <style:paragraph-properties fo:line-height="100%"/>
      <style:text-properties fo:color="#2a6099" style:font-name="Roboto" fo:font-size="18pt" fo:font-weight="normal" officeooo:rsid="000c637b" officeooo:paragraph-rsid="000c637b" fo:background-color="transparent" style:font-name-asian="Roboto1" style:font-size-asian="18pt" style:font-weight-asian="normal" style:font-name-complex="Roboto1" style:font-size-complex="18pt" style:font-weight-complex="normal"/>
    </style:style>
    <style:style style:name="P58" style:family="paragraph" style:parent-style-name="normal">
      <style:paragraph-properties fo:line-height="100%"/>
      <style:text-properties fo:color="#2a6099" style:font-name="Roboto" fo:font-size="18pt" fo:font-weight="normal" officeooo:rsid="000b4b72" officeooo:paragraph-rsid="000b4b72" style:font-name-asian="Roboto1" style:font-size-asian="18pt" style:font-weight-asian="normal" style:font-name-complex="Roboto1" style:font-size-complex="18pt" style:font-weight-complex="normal"/>
    </style:style>
    <style:style style:name="P59" style:family="paragraph" style:parent-style-name="normal">
      <style:paragraph-properties fo:line-height="100%"/>
      <style:text-properties fo:color="#2a6099" style:font-name="Roboto" fo:font-size="18pt" style:font-name-asian="Roboto1" style:font-size-asian="18pt" style:font-name-complex="Roboto1" style:font-size-complex="18pt"/>
    </style:style>
    <style:style style:name="P60" style:family="paragraph" style:parent-style-name="normal">
      <style:paragraph-properties fo:line-height="100%"/>
      <style:text-properties fo:color="#2a6099" style:font-name="Roboto" fo:font-size="18pt" officeooo:paragraph-rsid="000563ea" style:font-name-asian="Roboto1" style:font-size-asian="18pt" style:font-name-complex="Roboto1" style:font-size-complex="18pt"/>
    </style:style>
    <style:style style:name="P61" style:family="paragraph" style:parent-style-name="normal">
      <style:paragraph-properties fo:line-height="100%"/>
      <style:text-properties fo:color="#2a6099" style:font-name="Roboto" fo:font-size="18pt" officeooo:paragraph-rsid="000a3df4" style:font-name-asian="Roboto1" style:font-size-asian="18pt" style:font-name-complex="Roboto1" style:font-size-complex="18pt"/>
    </style:style>
    <style:style style:name="P62" style:family="paragraph" style:parent-style-name="normal">
      <style:paragraph-properties fo:line-height="100%"/>
      <style:text-properties fo:color="#2a6099" style:font-name="Roboto" fo:font-size="14pt" fo:font-weight="bold" officeooo:rsid="0006dc7c" officeooo:paragraph-rsid="0006dc7c" fo:background-color="transparent" style:font-name-asian="Roboto1" style:font-size-asian="14pt" style:font-weight-asian="bold" style:font-name-complex="Roboto1" style:font-size-complex="14pt" style:font-weight-complex="bold"/>
    </style:style>
    <style:style style:name="P63" style:family="paragraph" style:parent-style-name="normal">
      <style:paragraph-properties fo:line-height="100%"/>
      <style:text-properties fo:color="#2a6099" style:font-name="Roboto" fo:font-size="14pt" fo:font-weight="bold" officeooo:rsid="0006dc7c" officeooo:paragraph-rsid="0008d0a6" fo:background-color="transparent" style:font-name-asian="Roboto1" style:font-size-asian="14pt" style:font-weight-asian="bold" style:font-name-complex="Roboto1" style:font-size-complex="14pt" style:font-weight-complex="bold"/>
    </style:style>
    <style:style style:name="P64" style:family="paragraph" style:parent-style-name="normal">
      <style:paragraph-properties fo:line-height="100%"/>
      <style:text-properties fo:color="#2a6099" style:font-name="Roboto" fo:font-size="12pt" fo:background-color="#ffffff" style:font-name-asian="Roboto1" style:font-size-asian="12pt" style:font-name-complex="Roboto1" style:font-size-complex="12pt"/>
    </style:style>
    <style:style style:name="P65" style:family="paragraph" style:parent-style-name="normal">
      <style:paragraph-properties fo:line-height="100%"/>
      <style:text-properties fo:color="#2a6099" style:font-name="Roboto" fo:font-size="20pt" fo:font-weight="bold" officeooo:rsid="000b4b72" officeooo:paragraph-rsid="000b4b72" style:font-name-asian="Roboto1" style:font-size-asian="20pt" style:font-weight-asian="bold" style:font-name-complex="Roboto1" style:font-size-complex="20pt"/>
    </style:style>
    <style:style style:name="P66" style:family="paragraph" style:parent-style-name="normal">
      <style:paragraph-properties fo:line-height="100%"/>
      <style:text-properties fo:color="#2a6099" style:font-name="Roboto" fo:font-size="20pt" fo:font-weight="bold" style:font-name-asian="Roboto1" style:font-size-asian="20pt" style:font-weight-asian="bold" style:font-name-complex="Roboto1" style:font-size-complex="20pt"/>
    </style:style>
    <style:style style:name="P67" style:family="paragraph" style:parent-style-name="normal">
      <style:paragraph-properties fo:line-height="100%"/>
      <style:text-properties fo:color="#2a6099" fo:font-size="18pt" fo:font-weight="normal" officeooo:paragraph-rsid="000563ea" fo:background-color="transparent" style:font-size-asian="18pt" style:font-weight-asian="normal" style:font-size-complex="18pt" style:font-weight-complex="normal"/>
    </style:style>
    <style:style style:name="P68" style:family="paragraph" style:parent-style-name="normal">
      <style:paragraph-properties fo:line-height="100%"/>
      <style:text-properties fo:color="#2a6099" fo:font-size="18pt" fo:font-weight="normal" officeooo:paragraph-rsid="0006dc7c" fo:background-color="transparent" style:font-size-asian="18pt" style:font-weight-asian="normal" style:font-size-complex="18pt" style:font-weight-complex="normal"/>
    </style:style>
    <style:style style:name="P69" style:family="paragraph" style:parent-style-name="normal">
      <style:paragraph-properties fo:line-height="100%"/>
      <style:text-properties fo:color="#2a6099" fo:font-size="18pt" fo:font-weight="normal" officeooo:paragraph-rsid="0008d0a6" fo:background-color="transparent" style:font-size-asian="18pt" style:font-weight-asian="normal" style:font-size-complex="18pt" style:font-weight-complex="normal"/>
    </style:style>
    <style:style style:name="P70" style:family="paragraph" style:parent-style-name="normal">
      <style:paragraph-properties fo:line-height="100%"/>
      <style:text-properties fo:color="#2a6099" fo:font-size="18pt" fo:font-weight="normal" officeooo:paragraph-rsid="000a3df4" fo:background-color="transparent" style:font-size-asian="18pt" style:font-weight-asian="normal" style:font-size-complex="18pt" style:font-weight-complex="normal"/>
    </style:style>
    <style:style style:name="P71" style:family="paragraph" style:parent-style-name="normal">
      <style:paragraph-properties fo:line-height="100%"/>
      <style:text-properties fo:color="#2a6099" fo:font-size="18pt" fo:font-weight="normal" officeooo:paragraph-rsid="000b4b72" fo:background-color="transparent" style:font-size-asian="18pt" style:font-weight-asian="normal" style:font-size-complex="18pt" style:font-weight-complex="normal"/>
    </style:style>
    <style:style style:name="P72" style:family="paragraph" style:parent-style-name="normal">
      <style:paragraph-properties fo:line-height="100%"/>
      <style:text-properties fo:color="#2a6099" fo:font-size="18pt" fo:font-weight="normal" officeooo:paragraph-rsid="000b92ca" fo:background-color="transparent" style:font-size-asian="18pt" style:font-weight-asian="normal" style:font-size-complex="18pt" style:font-weight-complex="normal"/>
    </style:style>
    <style:style style:name="P73" style:family="paragraph" style:parent-style-name="normal">
      <style:paragraph-properties fo:line-height="100%"/>
      <style:text-properties fo:color="#2a6099" fo:font-size="18pt" fo:font-weight="normal" officeooo:paragraph-rsid="000c637b" fo:background-color="transparent" style:font-size-asian="18pt" style:font-weight-asian="normal" style:font-size-complex="18pt" style:font-weight-complex="normal"/>
    </style:style>
    <style:style style:name="P74" style:family="paragraph" style:parent-style-name="normal">
      <style:paragraph-properties fo:line-height="100%"/>
      <style:text-properties fo:color="#2a6099" fo:font-size="18pt" fo:font-weight="normal" officeooo:paragraph-rsid="000d318f" fo:background-color="transparent" style:font-size-asian="18pt" style:font-weight-asian="normal" style:font-size-complex="18pt" style:font-weight-complex="normal"/>
    </style:style>
    <style:style style:name="P75" style:family="paragraph" style:parent-style-name="normal">
      <style:paragraph-properties fo:line-height="100%"/>
      <style:text-properties fo:color="#2a6099" fo:font-size="18pt" fo:font-weight="normal" officeooo:rsid="000563ea" officeooo:paragraph-rsid="0006dc7c" fo:background-color="transparent" style:font-size-asian="18pt" style:font-weight-asian="normal" style:font-size-complex="18pt" style:font-weight-complex="normal"/>
    </style:style>
    <style:style style:name="P76" style:family="paragraph" style:parent-style-name="normal">
      <style:paragraph-properties fo:line-height="100%"/>
      <style:text-properties fo:color="#2a6099" fo:font-size="18pt" fo:font-weight="normal" officeooo:rsid="000563ea" officeooo:paragraph-rsid="0008d0a6" fo:background-color="transparent" style:font-size-asian="18pt" style:font-weight-asian="normal" style:font-size-complex="18pt" style:font-weight-complex="normal"/>
    </style:style>
    <style:style style:name="P77" style:family="paragraph" style:parent-style-name="normal">
      <style:paragraph-properties fo:line-height="100%"/>
      <style:text-properties fo:color="#2a6099" fo:font-size="18pt" fo:font-weight="normal" officeooo:rsid="000563ea" officeooo:paragraph-rsid="000a3df4" fo:background-color="transparent" style:font-size-asian="18pt" style:font-weight-asian="normal" style:font-size-complex="18pt" style:font-weight-complex="normal"/>
    </style:style>
    <style:style style:name="P78" style:family="paragraph" style:parent-style-name="normal">
      <style:paragraph-properties fo:line-height="100%"/>
      <style:text-properties fo:color="#2a6099" fo:font-size="18pt" fo:font-weight="normal" officeooo:rsid="000563ea" officeooo:paragraph-rsid="000b4b72" fo:background-color="transparent" style:font-size-asian="18pt" style:font-weight-asian="normal" style:font-size-complex="18pt" style:font-weight-complex="normal"/>
    </style:style>
    <style:style style:name="P79" style:family="paragraph" style:parent-style-name="normal">
      <style:paragraph-properties fo:line-height="100%"/>
      <style:text-properties fo:color="#2a6099" fo:font-size="18pt" fo:font-weight="normal" officeooo:rsid="000563ea" officeooo:paragraph-rsid="000b92ca" fo:background-color="transparent" style:font-size-asian="18pt" style:font-weight-asian="normal" style:font-size-complex="18pt" style:font-weight-complex="normal"/>
    </style:style>
    <style:style style:name="P80" style:family="paragraph" style:parent-style-name="normal">
      <style:paragraph-properties fo:line-height="100%"/>
      <style:text-properties fo:color="#2a6099" fo:font-size="18pt" fo:font-weight="normal" officeooo:rsid="000563ea" officeooo:paragraph-rsid="000c637b" fo:background-color="transparent" style:font-size-asian="18pt" style:font-weight-asian="normal" style:font-size-complex="18pt" style:font-weight-complex="normal"/>
    </style:style>
    <style:style style:name="P81" style:family="paragraph" style:parent-style-name="normal">
      <style:paragraph-properties fo:line-height="100%"/>
      <style:text-properties fo:color="#2a6099" fo:font-size="18pt" fo:font-weight="normal" officeooo:rsid="0006dc7c" officeooo:paragraph-rsid="0008d0a6" fo:background-color="transparent" style:font-size-asian="18pt" style:font-weight-asian="normal" style:font-size-complex="18pt" style:font-weight-complex="normal"/>
    </style:style>
    <style:style style:name="P82" style:family="paragraph" style:parent-style-name="normal">
      <style:paragraph-properties fo:line-height="100%"/>
      <style:text-properties fo:color="#2a6099" fo:font-size="18pt" fo:font-weight="normal" officeooo:rsid="0006dc7c" officeooo:paragraph-rsid="000c637b" fo:background-color="transparent" style:font-size-asian="18pt" style:font-weight-asian="normal" style:font-size-complex="18pt" style:font-weight-complex="normal"/>
    </style:style>
    <style:style style:name="P83" style:family="paragraph" style:parent-style-name="normal">
      <style:paragraph-properties fo:line-height="100%"/>
      <style:text-properties fo:color="#2a6099" fo:font-size="18pt" fo:font-weight="normal" officeooo:rsid="0006dc7c" officeooo:paragraph-rsid="000d318f" fo:background-color="transparent" style:font-size-asian="18pt" style:font-weight-asian="normal" style:font-size-complex="18pt" style:font-weight-complex="normal"/>
    </style:style>
    <style:style style:name="P84" style:family="paragraph" style:parent-style-name="normal">
      <style:paragraph-properties fo:line-height="100%"/>
      <style:text-properties fo:color="#2a6099" fo:font-size="18pt" fo:font-weight="normal" officeooo:rsid="000a3df4" officeooo:paragraph-rsid="000a3df4" fo:background-color="transparent" style:font-size-asian="18pt" style:font-weight-asian="normal" style:font-size-complex="18pt" style:font-weight-complex="normal"/>
    </style:style>
    <style:style style:name="P85" style:family="paragraph" style:parent-style-name="normal">
      <style:paragraph-properties fo:line-height="100%"/>
      <style:text-properties fo:color="#2a6099" fo:font-size="18pt" fo:font-weight="normal" officeooo:rsid="000a3df4" officeooo:paragraph-rsid="000b4b72" fo:background-color="transparent" style:font-size-asian="18pt" style:font-weight-asian="normal" style:font-size-complex="18pt" style:font-weight-complex="normal"/>
    </style:style>
    <style:style style:name="P86" style:family="paragraph" style:parent-style-name="normal">
      <style:paragraph-properties fo:line-height="100%"/>
      <style:text-properties fo:color="#2a6099" fo:font-size="18pt" fo:font-weight="normal" officeooo:rsid="000a3df4" officeooo:paragraph-rsid="000b92ca" fo:background-color="transparent" style:font-size-asian="18pt" style:font-weight-asian="normal" style:font-size-complex="18pt" style:font-weight-complex="normal"/>
    </style:style>
    <style:style style:name="P87" style:family="paragraph" style:parent-style-name="normal">
      <style:paragraph-properties fo:line-height="100%"/>
      <style:text-properties fo:color="#2a6099" fo:font-size="18pt" fo:font-weight="normal" officeooo:rsid="000a3df4" officeooo:paragraph-rsid="000c637b" fo:background-color="transparent" style:font-size-asian="18pt" style:font-weight-asian="normal" style:font-size-complex="18pt" style:font-weight-complex="normal"/>
    </style:style>
    <style:style style:name="P88" style:family="paragraph" style:parent-style-name="normal">
      <style:paragraph-properties fo:line-height="100%"/>
      <style:text-properties fo:color="#2a6099" fo:font-size="18pt" fo:font-weight="normal" officeooo:rsid="000b92ca" officeooo:paragraph-rsid="000b92ca" fo:background-color="transparent" style:font-size-asian="18pt" style:font-weight-asian="normal" style:font-size-complex="18pt" style:font-weight-complex="normal"/>
    </style:style>
    <style:style style:name="P89" style:family="paragraph" style:parent-style-name="normal">
      <style:paragraph-properties fo:line-height="100%"/>
      <style:text-properties fo:color="#2a6099" fo:font-size="18pt" fo:font-weight="normal" officeooo:rsid="000b92ca" officeooo:paragraph-rsid="000c637b" fo:background-color="transparent" style:font-size-asian="18pt" style:font-weight-asian="normal" style:font-size-complex="18pt" style:font-weight-complex="normal"/>
    </style:style>
    <style:style style:name="P90" style:family="paragraph" style:parent-style-name="normal">
      <style:paragraph-properties fo:line-height="100%"/>
      <style:text-properties fo:color="#2a6099" fo:font-size="18pt" fo:font-weight="normal" officeooo:rsid="000d318f" officeooo:paragraph-rsid="000d318f" fo:background-color="transparent" style:font-size-asian="18pt" style:font-weight-asian="normal" style:font-size-complex="18pt" style:font-weight-complex="normal"/>
    </style:style>
    <style:style style:name="P91" style:family="paragraph" style:parent-style-name="normal">
      <style:paragraph-properties fo:line-height="100%"/>
      <style:text-properties fo:color="#2a6099" fo:font-size="18pt" fo:font-weight="normal" officeooo:rsid="000b4b72" officeooo:paragraph-rsid="000b4b72" style:font-size-asian="18pt" style:font-weight-asian="normal" style:font-size-complex="18pt" style:font-weight-complex="normal"/>
    </style:style>
    <style:style style:name="P92" style:family="paragraph" style:parent-style-name="normal">
      <style:paragraph-properties fo:line-height="100%"/>
      <style:text-properties fo:color="#2a6099" officeooo:paragraph-rsid="000b4b72"/>
    </style:style>
    <style:style style:name="P93" style:family="paragraph" style:parent-style-name="normal">
      <style:paragraph-properties fo:margin-top="0.388cm" fo:margin-bottom="0.388cm" loext:contextual-spacing="false" fo:line-height="100%"/>
      <style:text-properties fo:color="#303030" style:font-name="Roboto" fo:font-size="18pt" style:font-name-asian="Roboto1" style:font-size-asian="18pt" style:font-name-complex="Roboto1" style:font-size-complex="18pt"/>
    </style:style>
    <style:style style:name="T1" style:family="text">
      <style:text-properties style:font-name="Roboto" fo:font-size="18pt" fo:font-weight="normal" fo:background-color="transparent" loext:char-shading-value="0" style:font-name-asian="Roboto1" style:font-size-asian="18pt" style:font-weight-asian="normal" style:font-name-complex="Roboto1" style:font-size-complex="18pt" style:font-weight-complex="normal"/>
    </style:style>
    <style:style style:name="T2" style:family="text">
      <style:text-properties style:font-name="Roboto" fo:font-size="18pt" fo:font-weight="normal" officeooo:rsid="000b4b72" fo:background-color="transparent" loext:char-shading-value="0" style:font-name-asian="Roboto1" style:font-size-asian="18pt" style:font-weight-asian="normal" style:font-name-complex="Roboto1" style:font-size-complex="18pt" style:font-weight-complex="normal"/>
    </style:style>
    <style:style style:name="T3" style:family="text">
      <style:text-properties style:font-name="Roboto" fo:font-size="18pt" officeooo:rsid="000b4b72" fo:background-color="transparent" loext:char-shading-value="0" style:font-name-asian="Roboto1" style:font-size-asian="18pt" style:font-name-complex="Roboto1" style:font-size-complex="18pt"/>
    </style:style>
    <style:style style:name="T4" style:family="text">
      <style:text-properties style:font-name="Roboto" style:font-name-asian="Roboto1" style:font-name-complex="Roboto1"/>
    </style:style>
    <style:style style:name="T5" style:family="text">
      <style:text-properties style:font-name="Roboto" officeooo:rsid="000563ea" style:font-name-asian="Roboto1" style:font-name-complex="Roboto1"/>
    </style:style>
    <style:style style:name="T6" style:family="text">
      <style:text-properties style:font-name="Roboto" officeooo:rsid="0006dc7c" style:font-name-asian="Roboto1" style:font-name-complex="Roboto1"/>
    </style:style>
    <style:style style:name="T7" style:family="text">
      <style:text-properties style:font-name="Roboto" officeooo:rsid="0008d0a6" style:font-name-asian="Roboto1" style:font-name-complex="Roboto1"/>
    </style:style>
    <style:style style:name="T8" style:family="text">
      <style:text-properties style:font-name="Roboto" officeooo:rsid="000a3df4" style:font-name-asian="Roboto1" style:font-name-complex="Roboto1"/>
    </style:style>
    <style:style style:name="T9" style:family="text">
      <style:text-properties style:font-name="Roboto" officeooo:rsid="000b4b72" style:font-name-asian="Roboto1" style:font-name-complex="Roboto1"/>
    </style:style>
    <style:style style:name="T10" style:family="text">
      <style:text-properties style:font-name="Roboto" officeooo:rsid="000b92ca" style:font-name-asian="Roboto1" style:font-name-complex="Roboto1"/>
    </style:style>
    <style:style style:name="T11" style:family="text">
      <style:text-properties style:font-name="Roboto" officeooo:rsid="000c637b" style:font-name-asian="Roboto1" style:font-name-complex="Roboto1"/>
    </style:style>
    <style:style style:name="T12" style:family="text">
      <style:text-properties style:font-name="Roboto" officeooo:rsid="000d318f" style:font-name-asian="Roboto1" style:font-name-complex="Roboto1"/>
    </style:style>
    <style:style style:name="T13" style:family="text">
      <style:text-properties style:font-name="Roboto" fo:background-color="#ffffff" loext:char-shading-value="0" style:font-name-asian="Roboto1" style:font-name-complex="Roboto1"/>
    </style:style>
    <style:style style:name="T14" style:family="text">
      <style:text-properties style:font-name="Roboto" fo:font-weight="bold" style:font-name-asian="Roboto1" style:font-weight-asian="bold" style:font-name-complex="Roboto1" style:font-weight-complex="bold"/>
    </style:style>
    <style:style style:name="T15" style:family="text">
      <style:text-properties style:font-name="Roboto" fo:background-color="transparent" loext:char-shading-value="0" style:font-name-asian="Roboto1" style:font-name-complex="Roboto1"/>
    </style:style>
    <style:style style:name="T16" style:family="text">
      <style:text-properties style:font-name="Roboto" officeooo:rsid="000a3df4" fo:background-color="transparent" loext:char-shading-value="0" style:font-name-asian="Roboto1" style:font-name-complex="Roboto1"/>
    </style:style>
    <style:style style:name="T17" style:family="text">
      <style:text-properties style:font-name="Roboto" officeooo:rsid="000563ea" fo:background-color="transparent" loext:char-shading-value="0" style:font-name-asian="Roboto1" style:font-name-complex="Roboto1"/>
    </style:style>
    <style:style style:name="T18" style:family="text">
      <style:text-properties style:font-name="Roboto" officeooo:rsid="0006dc7c" fo:background-color="transparent" loext:char-shading-value="0" style:font-name-asian="Roboto1" style:font-name-complex="Roboto1"/>
    </style:style>
    <style:style style:name="T19" style:family="text">
      <style:text-properties style:font-name="Nova Mono" fo:background-color="#ffffff" loext:char-shading-value="0" style:font-name-asian="Nova Mono1" style:font-name-complex="Nova Mono1"/>
    </style:style>
    <style:style style:name="T20" style:family="text">
      <style:text-properties fo:color="#303030" style:font-name="Roboto" fo:font-size="18pt" style:font-name-asian="Roboto1" style:font-size-asian="18pt" style:font-name-complex="Roboto1" style:font-size-complex="18pt"/>
    </style:style>
    <style:style style:name="T21" style:family="text">
      <style:text-properties fo:color="#303030" style:font-name="Roboto" fo:font-size="12pt" fo:background-color="#ffffff" loext:char-shading-value="0" style:font-name-asian="Roboto1" style:font-size-asian="12pt" style:font-name-complex="Roboto1" style:font-size-complex="12pt"/>
    </style:style>
    <style:style style:name="T22" style:family="text">
      <style:text-properties fo:color="#222222" style:font-name="Roboto" fo:font-size="18pt" fo:background-color="#ffffff" loext:char-shading-value="0" style:font-name-asian="Roboto1" style:font-size-asian="18pt" style:font-name-complex="Roboto1" style:font-size-complex="18pt"/>
    </style:style>
    <style:style style:name="T23" style:family="text">
      <style:text-properties fo:color="#ff0000" style:font-name="Roboto" fo:font-size="18pt" fo:font-weight="normal" fo:background-color="transparent" loext:char-shading-value="0" style:font-name-asian="Roboto1" style:font-size-asian="18pt" style:font-weight-asian="normal" style:font-name-complex="Roboto1" style:font-size-complex="18pt" style:font-weight-complex="normal"/>
    </style:style>
    <style:style style:name="T24" style:family="text">
      <style:text-properties fo:color="#ff0000" style:font-name="Roboto" fo:font-size="18pt" fo:font-weight="normal" officeooo:rsid="000b4b72" fo:background-color="transparent" loext:char-shading-value="0" style:font-name-asian="Roboto1" style:font-size-asian="18pt" style:font-weight-asian="normal" style:font-name-complex="Roboto1" style:font-size-complex="18pt" style:font-weight-complex="normal"/>
    </style:style>
    <style:style style:name="T25" style:family="text">
      <style:text-properties fo:color="#ff0000" style:font-name="Roboto" fo:font-size="18pt" officeooo:rsid="000b4b72" fo:background-color="transparent" loext:char-shading-value="0" style:font-name-asian="Roboto1" style:font-size-asian="18pt" style:font-name-complex="Roboto1" style:font-size-complex="18pt"/>
    </style:style>
    <style:style style:name="T26" style:family="text">
      <style:text-properties officeooo:rsid="0008d0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xercice :</text:p>
      <text:p text:style-name="P8">Quelles seront les valeurs des variables A et B après exécution des instructions suivantes ?</text:p>
      <text:p text:style-name="P10">Variables A, B en Entier</text:p>
      <text:p text:style-name="P10">Début</text:p>
      <text:p text:style-name="P11">A ← 1</text:p>
      <text:p text:style-name="P11">B ← A + 3</text:p>
      <text:p text:style-name="P11">A ← 3</text:p>
      <text:p text:style-name="P10">Fin</text:p>
      <text:p text:style-name="P12">corrigé :</text:p>
      <text:p text:style-name="P31">A=3</text:p>
      <text:p text:style-name="P31">B=4</text:p>
      <text:p text:style-name="P12"/>
      <text:p text:style-name="P18">Exercice :</text:p>
      <text:p text:style-name="P2">Quelles seront les valeurs des variables A, B et C après exécution des instructions suivantes ?</text:p>
      <text:p text:style-name="P2">Variables A, B, C en Entier</text:p>
      <text:p text:style-name="P2">Début</text:p>
      <text:p text:style-name="P11">A ← 5</text:p>
      <text:p text:style-name="P11">B ← 3</text:p>
      <text:p text:style-name="P11">C ← A + B</text:p>
      <text:p text:style-name="P11">A ← 2</text:p>
      <text:p text:style-name="P11">C ← B – A</text:p>
      <text:p text:style-name="P10">Fin</text:p>
      <text:p text:style-name="P10"/>
      <text:p text:style-name="P13">corrigé :</text:p>
      <text:p text:style-name="P13"/>
      <text:p text:style-name="P34">début :</text:p>
      <text:p text:style-name="P35">A=2</text:p>
      <text:p text:style-name="P35">B=3</text:p>
      <text:p text:style-name="P35">C=1</text:p>
      <text:p text:style-name="P34">fin</text:p>
      <text:p text:style-name="P2"/>
      <text:p text:style-name="P2"/>
      <text:p text:style-name="P2"/>
      <text:p text:style-name="P2"><text:soft-page-break/></text:p>
      <text:p text:style-name="P18">Exercice :</text:p>
      <text:p text:style-name="P2">Que produit l’algorithme suivant ?</text:p>
      <text:p text:style-name="P10">Variables A, B, C en Caractères</text:p>
      <text:p text:style-name="P10">Début</text:p>
      <text:p text:style-name="P11">A ← "423"</text:p>
      <text:p text:style-name="P11">B ← "12"</text:p>
      <text:p text:style-name="P11">C ← A + B</text:p>
      <text:p text:style-name="P10">Fin</text:p>
      <text:p text:style-name="P10"/>
      <text:p text:style-name="P13">corrigé :</text:p>
      <text:p text:style-name="P14">début :</text:p>
      <text:p text:style-name="P4"><text:span text:style-name="T13">A= </text:span><text:span text:style-name="T19">"423"</text:span></text:p>
      <text:p text:style-name="P17">B= "12"</text:p>
      <text:p text:style-name="P17">C= "423"+"12"</text:p>
      <text:p text:style-name="P5">f<text:span text:style-name="T26">in</text:span></text:p>
      <text:p text:style-name="P5"/>
      <text:p text:style-name="P5"/>
      <text:p text:style-name="P18">Exercice :</text:p>
      <text:p text:style-name="P3">Ecrire un algorithme qui demande à l’utilisateur de saisir un entier et un réel et un caractère et les affiche dans un ordre inverse du saisi.</text:p>
      <text:p text:style-name="P22"/>
      <text:p text:style-name="P24">Corrigé :</text:p>
      <text:p text:style-name="P24"/>
      <text:p text:style-name="P24"/>
      <text:p text:style-name="P38">Algorithme:ordre inverse</text:p>
      <text:p text:style-name="P38">variable: A=un entier <text:s text:c="2"/>B= un réel <text:s text:c="3"/>C= un caractère</text:p>
      <text:p text:style-name="P38">Début:</text:p>
      <text:p text:style-name="P67"><text:span text:style-name="T6">écrire</text:span><text:span text:style-name="T5"> (</text:span><text:span text:style-name="T4">"</text:span><text:span text:style-name="T5">entrée un nombre entier : <text:s/>"</text:span><text:span text:style-name="T6">)</text:span></text:p>
      <text:p text:style-name="P45">lire A</text:p>
      <text:p text:style-name="P68"><text:span text:style-name="T6">écrire</text:span><text:span text:style-name="T5"> (</text:span><text:span text:style-name="T4">"</text:span><text:span text:style-name="T5">entrée un nombre </text:span><text:span text:style-name="T6">réel</text:span><text:span text:style-name="T5">: <text:s/>"</text:span><text:span text:style-name="T6">)</text:span></text:p>
      <text:p text:style-name="P45">lire B</text:p>
      <text:p text:style-name="P68"><text:soft-page-break/><text:span text:style-name="T6">écrire</text:span><text:span text:style-name="T5"> (</text:span><text:span text:style-name="T4">"</text:span><text:span text:style-name="T5">entrée un </text:span><text:span text:style-name="T6">caractère</text:span><text:span text:style-name="T5">: <text:s/>"</text:span><text:span text:style-name="T6">)</text:span></text:p>
      <text:p text:style-name="P45">lire C</text:p>
      <text:p text:style-name="P45"/>
      <text:p text:style-name="P45">écrire c,b,a</text:p>
      <text:p text:style-name="P45"/>
      <text:p text:style-name="P36">fin</text:p>
      <text:p text:style-name="P60"/>
      <text:p text:style-name="P18">Exercice:</text:p>
      <text:p text:style-name="P3">Ecrire un algorithm qui lit deux entiers au clavier</text:p>
      <text:p text:style-name="P3">et qui affiche ensuite leur somme.</text:p>
      <text:p text:style-name="P3"/>
      <text:p text:style-name="P25">Corrigé :</text:p>
      <text:p text:style-name="P32"/>
      <text:p text:style-name="P75"><text:span text:style-name="T4">Algorithme: </text:span><text:span text:style-name="T6">Somme</text:span></text:p>
      <text:p text:style-name="P75"><text:span text:style-name="T4">variable: A</text:span><text:span text:style-name="T6">=nbre entier</text:span><text:span text:style-name="T4"> <text:s/>B</text:span><text:span text:style-name="T6">=nbre entière</text:span><text:span text:style-name="T4"> <text:s text:c="2"/></text:span><text:span text:style-name="T6">S</text:span><text:span text:style-name="T4">= </text:span><text:span text:style-name="T6">somme </text:span></text:p>
      <text:p text:style-name="P39">Début:</text:p>
      <text:p text:style-name="P68"><text:span text:style-name="T6">écrire</text:span><text:span text:style-name="T5"> (</text:span><text:span text:style-name="T4">"</text:span><text:span text:style-name="T5">entrée un nombre entier : <text:s/>"</text:span><text:span text:style-name="T6">)</text:span></text:p>
      <text:p text:style-name="P45">lire A</text:p>
      <text:p text:style-name="P68"><text:span text:style-name="T6">écrire</text:span><text:span text:style-name="T5"> (</text:span><text:span text:style-name="T4">"</text:span><text:span text:style-name="T5">entrée un nombre </text:span><text:span text:style-name="T6">entier</text:span><text:span text:style-name="T5">: <text:s/>"</text:span><text:span text:style-name="T6">)</text:span></text:p>
      <text:p text:style-name="P45">lire B</text:p>
      <text:p text:style-name="P45">S←-A+B</text:p>
      <text:p text:style-name="P45">écrire ("SOMME: S ")</text:p>
      <text:p text:style-name="P45">fin</text:p>
      <text:p text:style-name="P62"/>
      <text:p text:style-name="P15"/>
      <text:p text:style-name="P16"/>
      <text:p text:style-name="P3"/>
      <text:p text:style-name="P18">Exercice:</text:p>
      <text:p text:style-name="P3">Ecrire un algorithm qui lit deux entiers au clavier</text:p>
      <text:p text:style-name="P1"><text:span text:style-name="T20">et qui affiche ensuite leur leur produit.</text:span><text:span text:style-name="T21"> </text:span></text:p>
      <text:p text:style-name="P21"/>
      <text:p text:style-name="P26">Corrigé :</text:p>
      <text:p text:style-name="P76"><text:soft-page-break/><text:span text:style-name="T4">Algorithme: </text:span><text:span text:style-name="T7">Produit</text:span></text:p>
      <text:p text:style-name="P76"><text:span text:style-name="T4">variable: A</text:span><text:span text:style-name="T6">=nbre entier</text:span><text:span text:style-name="T4"> <text:s/>B</text:span><text:span text:style-name="T6">=nbre entière</text:span><text:span text:style-name="T4"> <text:s text:c="2"/></text:span><text:span text:style-name="T7">P</text:span><text:span text:style-name="T4">= </text:span><text:span text:style-name="T7">Produit</text:span></text:p>
      <text:p text:style-name="P40">Début:</text:p>
      <text:p text:style-name="P69"><text:span text:style-name="T6">écrire</text:span><text:span text:style-name="T5"> (</text:span><text:span text:style-name="T4">"</text:span><text:span text:style-name="T5">entrée un nombre entier : <text:s/>"</text:span><text:span text:style-name="T6">)</text:span></text:p>
      <text:p text:style-name="P46">lire A</text:p>
      <text:p text:style-name="P69"><text:span text:style-name="T6">écrire</text:span><text:span text:style-name="T5"> (</text:span><text:span text:style-name="T4">"</text:span><text:span text:style-name="T5">entrée un nombre </text:span><text:span text:style-name="T6">entier</text:span><text:span text:style-name="T5">: <text:s/>"</text:span><text:span text:style-name="T6">)</text:span></text:p>
      <text:p text:style-name="P46">lire B</text:p>
      <text:p text:style-name="P81"><text:span text:style-name="T7">P</text:span><text:span text:style-name="T4">←-A*B</text:span></text:p>
      <text:p text:style-name="P81"><text:span text:style-name="T4">écrire ("</text:span><text:span text:style-name="T7">Produit</text:span><text:span text:style-name="T4">: </text:span><text:span text:style-name="T7">P</text:span><text:span text:style-name="T4"> ")</text:span></text:p>
      <text:p text:style-name="P46">fin</text:p>
      <text:p text:style-name="P63"/>
      <text:p text:style-name="P19"/>
      <text:p text:style-name="P18">Exercice:</text:p>
      <text:p text:style-name="P3">Ecrire un algorithm qui lit deux entiers au clavier</text:p>
      <text:p text:style-name="P3">et qui affiche ensuite leur somme et leur produit.</text:p>
      <text:p text:style-name="P21"/>
      <text:p text:style-name="P26">Corrigé :</text:p>
      <text:p text:style-name="P21"/>
      <text:p text:style-name="P76"><text:span text:style-name="T4">Algorithme: </text:span><text:span text:style-name="T7">somme_produit</text:span></text:p>
      <text:p text:style-name="P76"><text:span text:style-name="T4">variable: A</text:span><text:span text:style-name="T6">=nbre </text:span><text:span text:style-name="T7">B=nbre </text:span><text:span text:style-name="T6"><text:s text:c="2"/></text:span><text:span text:style-name="T4"><text:s text:c="2"/></text:span><text:span text:style-name="T7">S= somme</text:span><text:span text:style-name="T4"> <text:s/></text:span><text:span text:style-name="T7">P</text:span><text:span text:style-name="T4">= </text:span><text:span text:style-name="T7">Produit</text:span></text:p>
      <text:p text:style-name="P40">Début:</text:p>
      <text:p text:style-name="P69"><text:span text:style-name="T6">écrire</text:span><text:span text:style-name="T5"> (</text:span><text:span text:style-name="T4">"</text:span><text:span text:style-name="T5">entrée </text:span><text:span text:style-name="T7">la valeur de A</text:span><text:span text:style-name="T5"> : <text:s/>"</text:span><text:span text:style-name="T6">)</text:span></text:p>
      <text:p text:style-name="P46">lire A</text:p>
      <text:p text:style-name="P69"><text:span text:style-name="T6">écrire</text:span><text:span text:style-name="T5"> (</text:span><text:span text:style-name="T4">"</text:span><text:span text:style-name="T5">entrée </text:span><text:span text:style-name="T7">la valeur de B</text:span><text:span text:style-name="T5">: <text:s/>"</text:span><text:span text:style-name="T6">)</text:span></text:p>
      <text:p text:style-name="P46">lire B</text:p>
      <text:p text:style-name="P50">S←- A+B</text:p>
      <text:p text:style-name="P50">P←- A*B</text:p>
      <text:p text:style-name="P81"><text:span text:style-name="T4">écrire ("</text:span><text:span text:style-name="T7">Somme</text:span><text:span text:style-name="T4">: </text:span><text:span text:style-name="T7">S</text:span><text:span text:style-name="T4"> ")</text:span></text:p>
      <text:p text:style-name="P81"><text:span text:style-name="T4">écrire ("</text:span><text:span text:style-name="T7">Produit</text:span><text:span text:style-name="T4">: </text:span><text:span text:style-name="T7">P</text:span><text:span text:style-name="T4"> ")</text:span></text:p>
      <text:p text:style-name="P37"/>
      <text:p text:style-name="P34">fin</text:p>
      <text:p text:style-name="P64"/>
      <text:p text:style-name="P21"><text:soft-page-break/></text:p>
      <text:p text:style-name="P21"/>
      <text:p text:style-name="P21"/>
      <text:p text:style-name="P18">Exercice:</text:p>
      <text:p text:style-name="P3">Ecrire un algorithme qui demande de l’utilisateur la longueur et la largeur d’un rectangle puis calcule et affiche la périmètre de ce rectangle.</text:p>
      <text:p text:style-name="P3"/>
      <text:p text:style-name="P27">Corrigé</text:p>
      <text:p text:style-name="P33"/>
      <text:p text:style-name="P77"><text:span text:style-name="T4">Algorithme: </text:span><text:span text:style-name="T8">périmètre de triangle</text:span></text:p>
      <text:p text:style-name="P77"><text:span text:style-name="T4">variable: A</text:span><text:span text:style-name="T6">=</text:span><text:span text:style-name="T8">longueur *2 </text:span><text:span text:style-name="T6"><text:s/></text:span><text:span text:style-name="T7">B= </text:span><text:span text:style-name="T8">largeur</text:span><text:span text:style-name="T6"> <text:s/>*</text:span><text:span text:style-name="T8">2</text:span><text:span text:style-name="T4"> <text:s/></text:span><text:span text:style-name="T8">P</text:span><text:span text:style-name="T7">= </text:span><text:span text:style-name="T8">périmètre</text:span></text:p>
      <text:p text:style-name="P51"/>
      <text:p text:style-name="P41">Début:</text:p>
      <text:p text:style-name="P70"><text:span text:style-name="T6">écrire</text:span><text:span text:style-name="T5"> (</text:span><text:span text:style-name="T4">"</text:span><text:span text:style-name="T5">entrée </text:span><text:span text:style-name="T7">la valeur de A</text:span><text:span text:style-name="T5"> : <text:s/>"</text:span><text:span text:style-name="T6">)</text:span></text:p>
      <text:p text:style-name="P47">lire A</text:p>
      <text:p text:style-name="P70"><text:span text:style-name="T6">écrire</text:span><text:span text:style-name="T5"> (</text:span><text:span text:style-name="T4">"</text:span><text:span text:style-name="T5">entrée </text:span><text:span text:style-name="T7">la valeur de B</text:span><text:span text:style-name="T5">: <text:s/>"</text:span><text:span text:style-name="T6">)</text:span></text:p>
      <text:p text:style-name="P47">lire B</text:p>
      <text:p text:style-name="P51">p←- A+B</text:p>
      <text:p text:style-name="P84"><text:span text:style-name="T4">écrire("périmètre</text:span><text:span text:style-name="T5">: </text:span><text:span text:style-name="T4">P</text:span><text:span text:style-name="T5"> "</text:span><text:span text:style-name="T6">)</text:span></text:p>
      <text:p text:style-name="P84"><text:span text:style-name="T6">f</text:span><text:span text:style-name="T4">in</text:span></text:p>
      <text:p text:style-name="P61"/>
      <text:p text:style-name="P18">Exercice :</text:p>
      <text:p text:style-name="P3">Ecrire un algorithme qui demande un nombre à l’utilisateur,puis qui calcule et affiche le carré de ce nombre.</text:p>
      <text:p text:style-name="P3"/>
      <text:p text:style-name="P28">Corrigé:</text:p>
      <text:p text:style-name="P58">Algorithme: calcul de carré</text:p>
      <text:p text:style-name="P58">variable: nb , carr <text:s/>en entière</text:p>
      <text:p text:style-name="P58">début:</text:p>
      <text:p text:style-name="P91"><text:span text:style-name="T4">écrire(</text:span><text:span text:style-name="T16">"</text:span><text:span text:style-name="T15">entrée un nombre:</text:span><text:span text:style-name="T17"> "</text:span><text:span text:style-name="T18">)</text:span></text:p>
      <text:p text:style-name="P91"><text:span text:style-name="T18">l</text:span><text:span text:style-name="T15">ire nb</text:span></text:p>
      <text:p text:style-name="P92"><text:soft-page-break/><text:span text:style-name="T2">carré←- nb*nb </text:span><text:span text:style-name="T15"><text:line-break/></text:span><text:span text:style-name="T3">Écrire</text:span><text:span text:style-name="T1"> </text:span><text:span text:style-name="T2">(</text:span><text:span text:style-name="T1">"Son carré est: ", carr</text:span><text:span text:style-name="T2">)</text:span><text:span text:style-name="T1"><text:line-break/>Fin</text:span><text:span text:style-name="T2"> </text:span></text:p>
      <text:p text:style-name="P65"/>
      <text:p text:style-name="P18"/>
      <text:p text:style-name="P18"/>
      <text:p text:style-name="P18">Exercice:</text:p>
      <text:p text:style-name="P1"><text:span text:style-name="T20">Ecrire un algorithme qui demande de l’utilisateur la </text:span><text:span text:style-name="T22">Base </text:span><text:span text:style-name="T20">et l’</text:span><text:span text:style-name="T22">hauteur</text:span><text:span text:style-name="T20"> d’un triangle puis calcule et affiche la surface de ce triangle.</text:span></text:p>
      <text:p text:style-name="P3"/>
      <text:p text:style-name="P29">Corrigé:</text:p>
      <text:p text:style-name="P78"><text:span text:style-name="T4">Algorithme: </text:span><text:span text:style-name="T9">calcul surface</text:span><text:span text:style-name="T8"> de triangle</text:span></text:p>
      <text:p text:style-name="P78"><text:span text:style-name="T4">variable: A</text:span><text:span text:style-name="T6">=</text:span><text:span text:style-name="T9">la base</text:span><text:span text:style-name="T8"> </text:span><text:span text:style-name="T6"><text:s/></text:span><text:span text:style-name="T7">B= </text:span><text:span text:style-name="T9">l’hauteur</text:span><text:span text:style-name="T4"> <text:s/></text:span><text:span text:style-name="T9">S</text:span><text:span text:style-name="T7">= </text:span><text:span text:style-name="T9">surface</text:span></text:p>
      <text:p text:style-name="P52"/>
      <text:p text:style-name="P42">Début:</text:p>
      <text:p text:style-name="P71"><text:span text:style-name="T6">écrire</text:span><text:span text:style-name="T5"> (</text:span><text:span text:style-name="T4">"</text:span><text:span text:style-name="T5">entrée </text:span><text:span text:style-name="T7">la valeur de A</text:span><text:span text:style-name="T5"> : <text:s/>"</text:span><text:span text:style-name="T6">)</text:span></text:p>
      <text:p text:style-name="P48">lire A</text:p>
      <text:p text:style-name="P71"><text:span text:style-name="T6">écrire</text:span><text:span text:style-name="T5"> (</text:span><text:span text:style-name="T4">"</text:span><text:span text:style-name="T5">entrée </text:span><text:span text:style-name="T7">la valeur de B</text:span><text:span text:style-name="T5">: <text:s/>"</text:span><text:span text:style-name="T6">)</text:span></text:p>
      <text:p text:style-name="P48">lire B</text:p>
      <text:p text:style-name="P55">S←- A*B/2</text:p>
      <text:p text:style-name="P85"><text:span text:style-name="T4">écrire("</text:span><text:span text:style-name="T10">surface</text:span><text:span text:style-name="T5">: </text:span><text:span text:style-name="T10">S</text:span><text:span text:style-name="T5"> "</text:span><text:span text:style-name="T6">)</text:span></text:p>
      <text:p text:style-name="P85"><text:span text:style-name="T6">f</text:span><text:span text:style-name="T4">in</text:span></text:p>
      <text:p text:style-name="P66"/>
      <text:p text:style-name="P18"/>
      <text:p text:style-name="P18">Exercice:</text:p>
      <text:p text:style-name="P3">Ecrire un programme qui permet de calculer et d’afficher la moyenne en informatique d’un</text:p>
      <text:p text:style-name="P3">élève.</text:p>
      <text:p text:style-name="P3"/>
      <text:p text:style-name="P29">Corrigé:</text:p>
      <text:p text:style-name="P79"><text:span text:style-name="T4">Algorithme: </text:span><text:span text:style-name="T9">calcul </text:span><text:span text:style-name="T10">moyenne en informatique</text:span></text:p>
      <text:p text:style-name="P79"><text:soft-page-break/><text:span text:style-name="T4">variable: A</text:span><text:span text:style-name="T6">= </text:span><text:span text:style-name="T10">devoir de contrôle *1 </text:span><text:span text:style-name="T7">B=</text:span><text:span text:style-name="T10">devoir de synthèse *2</text:span><text:span text:style-name="T7"> </text:span><text:span text:style-name="T4"><text:s text:c="2"/></text:span><text:span text:style-name="T10">M</text:span><text:span text:style-name="T7">= </text:span><text:span text:style-name="T10">Moyenne</text:span></text:p>
      <text:p text:style-name="P53"/>
      <text:p text:style-name="P43">Début:</text:p>
      <text:p text:style-name="P72"><text:span text:style-name="T6">écrire</text:span><text:span text:style-name="T5"> (</text:span><text:span text:style-name="T4">"</text:span><text:span text:style-name="T5">entrée </text:span><text:span text:style-name="T7">la valeur de A</text:span><text:span text:style-name="T5"> : <text:s/>"</text:span><text:span text:style-name="T6">)</text:span></text:p>
      <text:p text:style-name="P49">lire A</text:p>
      <text:p text:style-name="P72"><text:span text:style-name="T6">écrire</text:span><text:span text:style-name="T5"> (</text:span><text:span text:style-name="T4">"</text:span><text:span text:style-name="T5">entrée </text:span><text:span text:style-name="T7">la valeur de B</text:span><text:span text:style-name="T5">: <text:s/>"</text:span><text:span text:style-name="T6">)</text:span></text:p>
      <text:p text:style-name="P49">lire B</text:p>
      <text:p text:style-name="P55">M←- A+B/3</text:p>
      <text:p text:style-name="P86"><text:span text:style-name="T4">écrire("</text:span><text:span text:style-name="T10">Moyenne</text:span><text:span text:style-name="T5">: </text:span><text:span text:style-name="T10">M</text:span><text:span text:style-name="T5"> "</text:span><text:span text:style-name="T6">)</text:span></text:p>
      <text:p text:style-name="P88"><text:span text:style-name="T6">f</text:span><text:span text:style-name="T4">in</text:span></text:p>
      <text:p text:style-name="P3"/>
      <text:p text:style-name="P18">Exercice:</text:p>
      <text:p text:style-name="P3">On dispose de trois variables A, B et C. Ecrivez un algorithme transférant à B la valeur de A, à C la valeur de B et à A la valeur de C.</text:p>
      <text:p text:style-name="P29">Corrigé:</text:p>
      <text:p text:style-name="P79"><text:span text:style-name="T4">Algorithme: </text:span><text:span text:style-name="T10">transférant</text:span></text:p>
      <text:p text:style-name="P79"><text:span text:style-name="T4">variable: </text:span><text:span text:style-name="T10">A,</text:span><text:span text:style-name="T8"> </text:span><text:span text:style-name="T6"><text:s/></text:span><text:span text:style-name="T7">B ,</text:span><text:span text:style-name="T4"> </text:span><text:span text:style-name="T10">C, D <text:s/>: entier;</text:span></text:p>
      <text:p text:style-name="P53"/>
      <text:p text:style-name="P43">Début:</text:p>
      <text:p text:style-name="P55">lire (A); lire (B); lire(C)</text:p>
      <text:p text:style-name="P57">D←-C</text:p>
      <text:p text:style-name="P57">B←-A</text:p>
      <text:p text:style-name="P57">C←-B</text:p>
      <text:p text:style-name="P57">A←-D</text:p>
      <text:p text:style-name="P89"><text:span text:style-name="T11">ecrire </text:span><text:span text:style-name="T4">(A); </text:span><text:span text:style-name="T11">ecrire</text:span><text:span text:style-name="T4"> (B); </text:span><text:span text:style-name="T11">ecrire</text:span><text:span text:style-name="T4">(C)</text:span></text:p>
      <text:p text:style-name="P86"><text:span text:style-name="T6">f</text:span><text:span text:style-name="T4">in</text:span></text:p>
      <text:p text:style-name="P59"/>
      <text:p text:style-name="P3"/>
      <text:p text:style-name="P3"/>
      <text:p text:style-name="P3"/>
      <text:p text:style-name="P18">Exercice :</text:p>
      <text:p text:style-name="P23"><text:soft-page-break/>Ecrire un algorithme qui permuter les valeurs de deux variables sachant que A←7 et B←2.</text:p>
      <text:p text:style-name="P23"/>
      <text:p text:style-name="P30">Corrigé:</text:p>
      <text:p text:style-name="P80"><text:span text:style-name="T4">Algorithme: </text:span><text:span text:style-name="T11">permuter</text:span></text:p>
      <text:p text:style-name="P80"><text:span text:style-name="T4">variable: </text:span><text:span text:style-name="T10">A,</text:span><text:span text:style-name="T8"> </text:span><text:span text:style-name="T6"><text:s/></text:span><text:span text:style-name="T7">B ,</text:span><text:span text:style-name="T4"> </text:span><text:span text:style-name="T11">T</text:span><text:span text:style-name="T10">, : entier;</text:span></text:p>
      <text:p text:style-name="P54"/>
      <text:p text:style-name="P44">Début:</text:p>
      <text:p text:style-name="P56">lire (A); lire (B); </text:p>
      <text:p text:style-name="P57">A←-7</text:p>
      <text:p text:style-name="P57">B←-2</text:p>
      <text:p text:style-name="P57">T←-1</text:p>
      <text:p text:style-name="P57">A←-B</text:p>
      <text:p text:style-name="P57">B←- T</text:p>
      <text:p text:style-name="P89"><text:span text:style-name="T11">Lire A et B</text:span><text:span text:style-name="T4">;</text:span></text:p>
      <text:p text:style-name="P87"><text:span text:style-name="T6">f</text:span><text:span text:style-name="T4">in</text:span></text:p>
      <text:p text:style-name="P3"/>
      <text:p text:style-name="P18">Exercice :</text:p>
      <text:p text:style-name="P93">Ecrire l'algorithme et le programme pascal d'un programme qui permet de saisir un entier de 3 chiffres puis affiche la somme de ces 3 chiffres.</text:p>
      <text:p text:style-name="P93">Exemple : pour 145 <text:s/>S=1+4+5=10</text:p>
      <text:p text:style-name="P93">(en utilisant (mod et div))</text:p>
      <text:p text:style-name="P18">Exercise:</text:p>
      <text:p text:style-name="P1"><text:span text:style-name="T20">Ecrire un algorithme qui lit le prix HT(hors Taxe) d’un article, le nombre d’article et le taux de TVA et qui fournit le prix total TTC correspondant faire en sorte que des libelle apparaissent clairement</text:span></text:p>
      <text:p text:style-name="P3"/>
      <text:p text:style-name="P6">corrigé:</text:p>
      <text:p text:style-name="P80"><text:soft-page-break/><text:span text:style-name="T4">Algorithme: </text:span><text:span text:style-name="T9">calcul p</text:span><text:span text:style-name="T11">rix total TTC</text:span></text:p>
      <text:p text:style-name="P80"><text:span text:style-name="T4">variable: </text:span><text:span text:style-name="T11">nb,pht,ttva,pttc</text:span></text:p>
      <text:p text:style-name="P54"/>
      <text:p text:style-name="P44">Début:</text:p>
      <text:p text:style-name="P73"><text:span text:style-name="T6">écrire</text:span><text:span text:style-name="T5"> (</text:span><text:span text:style-name="T4">"</text:span><text:span text:style-name="T5">entrée </text:span><text:span text:style-name="T12">le prix hors taxe</text:span><text:span text:style-name="T5"> : <text:s/>"</text:span><text:span text:style-name="T6">)</text:span></text:p>
      <text:p text:style-name="P82"><text:span text:style-name="T4">lire </text:span><text:span text:style-name="T12">pht</text:span></text:p>
      <text:p text:style-name="P73"><text:span text:style-name="T6">écrire</text:span><text:span text:style-name="T5"> (</text:span><text:span text:style-name="T4">"</text:span><text:span text:style-name="T5">entrée </text:span><text:span text:style-name="T12">le nombre d’article</text:span><text:span text:style-name="T5">: <text:s/>"</text:span><text:span text:style-name="T6">)</text:span></text:p>
      <text:p text:style-name="P82"><text:span text:style-name="T4">lire </text:span><text:span text:style-name="T12">nb</text:span></text:p>
      <text:p text:style-name="P74"><text:span text:style-name="T6">écrire</text:span><text:span text:style-name="T5"> (</text:span><text:span text:style-name="T4">"</text:span><text:span text:style-name="T5">entrée </text:span><text:span text:style-name="T12">le taux de tva</text:span><text:span text:style-name="T5">: <text:s/>"</text:span><text:span text:style-name="T6">)</text:span></text:p>
      <text:p text:style-name="P83"><text:span text:style-name="T4">lire </text:span><text:span text:style-name="T12">ttva</text:span></text:p>
      <text:p text:style-name="P90"><text:span text:style-name="T12">(</text:span><text:span text:style-name="T4">PTTC= pht* nb</text:span><text:span text:style-name="T14">*</text:span><text:span text:style-name="T4">(1+tva)</text:span></text:p>
      <text:p text:style-name="P87"><text:span text:style-name="T6">f</text:span><text:span text:style-name="T4">i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va Mono1" svg:font-family="'Nova Mono'"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2.2$Linux_X86_64 LibreOffice_project/30$Build-2</meta:generator>
    <dc:date>2020-03-18T09:53:04.813458953</dc:date>
    <meta:editing-duration>PT5M58S</meta:editing-duration>
    <meta:editing-cycles>2</meta:editing-cycles>
    <meta:document-statistic meta:table-count="0" meta:image-count="0" meta:object-count="0" meta:page-count="9" meta:paragraph-count="193" meta:word-count="811" meta:character-count="4366" meta:non-whitespace-character-count="3696"/>
  </office:meta>
</office:document-meta>
</file>